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7270000019D041BD090.png" manifest:media-type="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mbria" svg:font-family="Cambria" style:font-family-generic="roman"/>
    <style:font-face style:name="Calibri" svg:font-family="Calibri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FreeSans2" svg:font-family="FreeSans" style:font-family-generic="modern" style:font-pitch="fixed"/>
    <style:font-face style:name="URW Chancery L" svg:font-family="'URW Chancery L'" style:font-pitch="variable"/>
    <style:font-face style:name="Cambria1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P_5f_Paragraph">
      <style:text-properties officeooo:rsid="0021a808" officeooo:paragraph-rsid="0021a808"/>
    </style:style>
    <style:style style:name="P2" style:family="paragraph" style:parent-style-name="TP_5f_Paragraph">
      <style:text-properties officeooo:rsid="00220cdf" officeooo:paragraph-rsid="00220cdf"/>
    </style:style>
    <style:style style:name="P3" style:family="paragraph" style:parent-style-name="TP_5f_Paragraph">
      <style:text-properties officeooo:rsid="00231957" officeooo:paragraph-rsid="00231957"/>
    </style:style>
    <style:style style:name="P4" style:family="paragraph" style:parent-style-name="TP_5f_Names">
      <style:text-properties officeooo:rsid="001fb354" officeooo:paragraph-rsid="001fb354"/>
    </style:style>
    <style:style style:name="P5" style:family="paragraph" style:parent-style-name="TP_5f_Title">
      <style:text-properties fo:font-size="21pt" fo:font-style="italic" fo:font-weight="bold" officeooo:paragraph-rsid="0021a808" style:font-size-asian="21pt" style:font-style-asian="italic" style:font-weight-asian="bold" style:font-size-complex="21pt" style:font-style-complex="italic" style:font-weight-complex="bold"/>
    </style:style>
    <style:style style:name="P6" style:family="paragraph" style:parent-style-name="TP_5f_Subtitle">
      <style:text-properties officeooo:rsid="0021a808" officeooo:paragraph-rsid="0021a808"/>
    </style:style>
    <style:style style:name="T1" style:family="text">
      <style:text-properties officeooo:rsid="001fb354"/>
    </style:style>
    <style:style style:name="T2" style:family="text">
      <style:text-properties officeooo:rsid="0014f8d4"/>
    </style:style>
    <style:style style:name="T3" style:family="text">
      <style:text-properties officeooo:rsid="00220cdf"/>
    </style:style>
    <style:style style:name="T4" style:family="text">
      <style:text-properties style:text-position="super 58%" officeooo:rsid="00220cdf"/>
    </style:style>
    <style:style style:name="T5" style:family="text">
      <style:text-properties style:text-position="0% 100%"/>
    </style:style>
    <style:style style:name="T6" style:family="text">
      <style:text-properties style:text-position="0% 100%" officeooo:rsid="00220cdf"/>
    </style:style>
    <style:style style:name="T7" style:family="text">
      <style:text-properties style:text-position="0% 100%" fo:font-weight="bold" style:font-weight-asian="bold" style:font-weight-complex="bold"/>
    </style:style>
    <style:style style:name="fr1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P <text:span text:style-name="T2">4 C++ :</text:span> <text:span text:style-name="T2">Héritage</text:span></text:p>
      <text:p text:style-name="P6"><text:span text:style-name="T2">P</text:span>erformances</text:p>
      <text:p text:style-name="P6"/>
      <text:p text:style-name="P1">Pour évaluer les performances, nous avons lancé le programme avec différentes entrées. Il en résulte un graphique :</text:p>
      <text:p text:style-name="P1"><draw:frame draw:style-name="fr2" draw:name="Object1" text:anchor-type="paragraph" svg:width="21.001cm" svg:height="14.64cm" draw:z-index="1"><draw:object xlink:href="./Object 1" xlink:type="simple" xlink:show="embed" xlink:actuate="onLoad"/><draw:image xlink:href="./ObjectReplacements/Object 1" xlink:type="simple" xlink:show="embed" xlink:actuate="onLoad"/></draw:frame>L<text:span text:style-name="T3">es performances sont donc linéaires, avec un temps par opération allant de 1*10</text:span><text:span text:style-name="T4">-8</text:span><text:span text:style-name="T6">s pour UNDO à 7*10</text:span><text:span text:style-name="T4">-6</text:span><text:span text:style-name="T6">s pour les opérations d'insertion.</text:span></text:p>
      <text:p text:style-name="P1"><text:span text:style-name="T6"/></text:p>
      <text:p text:style-name="P2"><text:span text:style-name="T5">Notons l'exception de </text:span><text:span text:style-name="T7">clear</text:span><text:span text:style-name="T5">, </text:span><text:span text:style-name="T7">save</text:span><text:span text:style-name="T5"> et </text:span><text:span text:style-name="T7">load</text:span><text:span text:style-name="T5">, qui ne sont pas mesurés au nombre d'appels, mais au nombre d'objets chargés en mémoire.</text:span></text:p>
      <text:p text:style-name="P2"><text:span text:style-name="T5"/></text:p>
      <text:p text:style-name="P3"><text:span text:style-name="T5">Ce graphique peut nous aider à améliorer les performances de l'application : en effet, puisque les temps sont tous linéaires, il suffit de réduire le temps des commandes les plus « gourmandes » pour améliorer grandement le temps d'exécu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Cambria" svg:font-family="Cambria" style:font-family-generic="roman"/>
    <style:font-face style:name="Calibri" svg:font-family="Calibri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FreeSans2" svg:font-family="FreeSans" style:font-family-generic="modern" style:font-pitch="fixed"/>
    <style:font-face style:name="URW Chancery L" svg:font-family="'URW Chancery L'" style:font-pitch="variable"/>
    <style:font-face style:name="Cambria1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P_5f_C_2b__2b_" style:display-name="TP_C++" style:family="paragraph" style:parent-style-name="Standard"/>
    <style:style style:name="TP_5f_Paragraph" style:display-name="TP_Paragraph" style:family="paragraph" style:parent-style-name="TP_5f_C_2b__2b_" style:master-page-name="">
      <style:paragraph-properties fo:margin-left="0cm" fo:margin-right="0cm" fo:text-indent="1.499cm" style:auto-text-indent="false" style:page-number="auto"/>
      <style:text-properties style:font-name="Cambria" fo:font-size="10pt" style:text-underline-style="none" fo:font-weight="normal" officeooo:rsid="0051ac07" style:font-size-asian="10pt" style:font-weight-asian="normal" style:font-size-complex="10pt" style:font-weight-complex="normal"/>
    </style:style>
    <style:style style:name="TP_5f_Title" style:display-name="TP_Title" style:family="paragraph" style:parent-style-name="TP_5f_C_2b__2b_">
      <style:paragraph-properties fo:text-align="center" style:justify-single-word="false"/>
      <style:text-properties style:font-name="Verdana" fo:font-size="17pt" style:text-underline-style="solid" style:text-underline-width="auto" style:text-underline-color="font-color" fo:font-weight="normal" style:font-size-asian="17pt" style:font-weight-asian="bold" style:font-size-complex="17pt" style:font-weight-complex="normal"/>
    </style:style>
    <style:style style:name="TP_5f_Names" style:display-name="TP_Names" style:family="paragraph" style:parent-style-name="TP_5f_Title">
      <style:paragraph-properties fo:text-align="end" style:justify-single-word="false"/>
      <style:text-properties style:font-name="Verdana" fo:font-size="12pt" style:text-underline-style="none" fo:font-weight="normal" officeooo:rsid="0076f281" style:font-size-asian="12pt" style:font-weight-asian="normal" style:font-size-complex="12pt" style:font-weight-complex="normal"/>
    </style:style>
    <style:style style:name="TP_5f_Subtitle" style:display-name="TP_Subtitle" style:family="paragraph" style:parent-style-name="TP_5f_C_2b__2b_">
      <style:paragraph-properties fo:text-align="center" style:justify-single-word="false"/>
      <style:text-properties style:font-name="URW Chancery L" fo:font-size="17pt" fo:font-weight="normal" style:font-size-asian="17pt" style:font-weight-asian="normal" style:font-size-complex="17pt" style:font-weight-complex="normal"/>
    </style:style>
    <style:style style:name="TP_5f_Part" style:display-name="TP_Part" style:family="paragraph" style:parent-style-name="TP_5f_C_2b__2b_">
      <style:paragraph-properties fo:text-align="start" style:justify-single-word="false"/>
      <style:text-properties style:font-name="Times New Roman" fo:font-size="14pt" style:text-underline-style="none" fo:font-weight="bold" officeooo:rsid="003b3398" style:font-size-asian="14pt" style:font-weight-asian="bold" style:font-size-complex="14pt" style:font-weight-complex="bold"/>
    </style:style>
    <style:style style:name="TP_5f_Part_5f_Name" style:display-name="TP_Part_Name" style:family="paragraph" style:parent-style-name="TP_5f_Part">
      <style:paragraph-properties fo:margin-left="0cm" fo:margin-right="0cm" fo:text-indent="0.499cm" style:auto-text-indent="false"/>
      <style:text-properties style:font-name="Times New Roman" fo:font-size="18pt" style:text-underline-style="none" fo:font-weight="normal" officeooo:rsid="00184c3a" style:font-size-asian="18pt" style:font-weight-asian="normal" style:font-size-complex="18pt" style:font-weight-complex="normal"/>
    </style:style>
    <style:style style:name="TP_5f_SubPart" style:display-name="TP_SubPart" style:family="paragraph" style:parent-style-name="TP_5f_Part" style:master-page-name="">
      <style:paragraph-properties style:page-number="auto" fo:background-color="transparent" style:shadow="none" text:number-lines="false" text:line-number="0">
        <style:tab-stops/>
        <style:drop-cap/>
        <style:background-image/>
      </style:paragraph-properties>
      <style:text-properties style:text-underline-style="none" officeooo:rsid="00198032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P_5f_meth" style:display-name="TP_meth" style:family="paragraph" style:parent-style-name="TP_5f_Paragraph">
      <style:paragraph-properties fo:margin-left="0cm" fo:margin-right="0cm" fo:text-indent="0cm" style:auto-text-indent="false"/>
      <style:text-properties style:font-name="Calibri" fo:font-size="12pt" style:text-underline-style="solid" style:text-underline-width="auto" style:text-underline-color="font-color" fo:font-weight="bold" officeooo:rsid="003f15e4" style:font-size-asian="12pt" style:font-weight-asian="bold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padding="0.049cm" fo:border="0.06pt solid #000000" style:shadow="none"/>
      <style:text-properties style:font-name="DejaVu Sans Mono" fo:font-size="10pt" style:font-name-asian="Droid Sans Fallback1" style:font-size-asian="10pt" style:font-name-complex="FreeSans2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style:letter-kerning="true" fo:hyphenate="false" fo:hyphenation-remain-char-count="2" fo:hyphenation-push-char-count="2"/>
    </style:style>
    <style:style style:name="Liste_20_à_20_puces" style:display-name="Liste à puces" style:family="paragraph" style:parent-style-name="Normal">
      <style:paragraph-properties fo:margin-top="0.071cm" fo:margin-bottom="0.071cm" style:contextual-spacing="false" fo:hyphenation-ladder-count="no-limit"/>
      <style:text-properties fo:hyphenate="false" fo:hyphenation-remain-char-count="2" fo:hyphenation-push-char-count="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WW_5f_CharLFO1LVL1" style:display-name="WW_CharLFO1LVL1" style:family="text">
      <style:text-properties fo:color="#7e97ad" style:font-name="Cambria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P_5f_Names">
      <style:text-properties officeooo:rsid="001fb354" officeooo:paragraph-rsid="001fb354"/>
    </style:style>
    <style:style style:name="MT1" style:family="text">
      <style:text-properties officeooo:rsid="001fb354"/>
    </style:style>
    <style:style style:name="Mfr1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TP_5f_Names"><draw:frame draw:style-name="Mfr1" draw:name="graphics1" text:anchor-type="paragraph" svg:x="0cm" svg:width="7.726cm" svg:height="1.81cm" draw:z-index="0"><draw:image xlink:href="Pictures/10000201000007270000019D041BD090.png" xlink:type="simple" xlink:show="embed" xlink:actuate="onLoad"/></draw:frame><text:tab/><text:tab/><text:span text:style-name="MT1">MEYER Franck</text:span></text:p>
        <text:p text:style-name="TP_5f_Names"><text:tab/><text:tab/>ROYER <text:s/>Robin</text:p>
        <text:p text:style-name="MP1">B323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5T17:28:13.609262875</meta:creation-date>
    <dc:date>2015-02-05T17:41:24.679593433</dc:date>
    <meta:editing-duration>PT11M4S</meta:editing-duration>
    <meta:editing-cycles>4</meta:editing-cycles>
    <meta:generator>LibreOffice/4.1.0.4$Linux_X86_64 LibreOffice_project/410m0$Build-4</meta:generator>
    <meta:document-statistic meta:table-count="0" meta:image-count="1" meta:object-count="1" meta:page-count="1" meta:paragraph-count="9" meta:word-count="111" meta:character-count="686" meta:non-whitespace-character-count="57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 chart:regression-type="linear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 chart:regression-type="linear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svg:stroke-color="#ff420e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false" chart:regression-type="linear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svg:stroke-color="#ffd320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false" chart:regression-type="linear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svg:stroke-color="#7e0021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false" chart:regression-type="linear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svg:stroke-color="#314004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false" chart:regression-type="linear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graphic-properties svg:stroke-color="#4b1f6f"/>
    </style:style>
    <style:style style:name="ch20" style:family="chart" style:data-style-name="N0">
      <style:chart-properties chart:symbol-type="named-symbol" chart:symbol-name="x" chart:symbol-width="0.25cm" chart:symbol-height="0.25cm" chart:link-data-style-to-source="false" chart:regression-type="linear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>
      <style:graphic-properties svg:stroke-color="#c5000b"/>
    </style:style>
    <style:style style:name="ch22" style:family="chart" style:data-style-name="N0">
      <style:chart-properties chart:symbol-type="named-symbol" chart:symbol-name="asterisk" chart:symbol-width="0.25cm" chart:symbol-height="0.25cm" chart:link-data-style-to-source="false" chart:regression-type="linear"/>
      <style:graphic-properties svg:stroke-width="0.08cm" svg:stroke-color="#004586" draw:fill-color="#004586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vertical-bar" chart:symbol-width="0.25cm" chart:symbol-height="0.25cm" chart:link-data-style-to-source="false" chart:regression-type="linear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1cm" svg:height="14.64cm" xlink:href="." xlink:type="simple" chart:class="chart:scatter" chart:style-name="ch1">
        <chart:legend svg:x="18.191cm" svg:y="1.463cm" style:legend-expansion="custom" chartooo:width="2.597cm" chartooo:height="11.33cm" style:legend-expansion-aspect-ratio="0.229214474845543" chart:style-name="ch2"/>
        <chart:plot-area chart:style-name="ch3" chart:data-source-has-labels="both" svg:x="0.572cm" svg:y="1.347cm" svg:width="17.927cm" svg:height="11.802cm">
          <chartooo:coordinate-region svg:x="1.114cm" svg:y="1.546cm" svg:width="16.735cm" svg:height="11.404cm"/>
          <chart:axis chart:dimension="x" chart:name="primary-x" chart:style-name="ch4" chartooo:axis-type="auto">
            <chart:title svg:x="7.943cm" svg:y="13.441cm" chart:style-name="ch5">
              <text:p>Nombre d'opérations</text:p>
            </chart:title>
            <chart:categories table:cell-range-address="local-table.$A$2:.$A$5"/>
          </chart:axis>
          <chart:axis chart:dimension="y" chart:name="primary-y" chart:style-name="ch4">
            <chart:title svg:x="0cm" svg:y="8.84cm" chart:style-name="ch6">
              <text:p>Temps d'exécution(s)</text:p>
            </chart:title>
            <chart:grid chart:style-name="ch7" chart:class="major"/>
          </chart:axis>
          <chart:series chart:style-name="ch8" chart:values-cell-range-address="local-table.$C$2:.$C$5" chart:label-cell-address="local-table.$C$1" chart:class="chart:scatter">
            <chart:domain table:cell-range-address="local-table.$B$2:.$B$5"/>
            <chart:regression-curve chart:style-name="ch9"/>
            <chart:data-point chart:repeated="4"/>
          </chart:series>
          <chart:series chart:style-name="ch10" chart:values-cell-range-address="local-table.$D$2:.$D$5" chart:label-cell-address="local-table.$D$1" chart:class="chart:scatter">
            <chart:regression-curve chart:style-name="ch11"/>
            <chart:data-point chart:repeated="4"/>
          </chart:series>
          <chart:series chart:style-name="ch12" chart:values-cell-range-address="local-table.$E$2:.$E$5" chart:label-cell-address="local-table.$E$1" chart:class="chart:scatter">
            <chart:regression-curve chart:style-name="ch13"/>
            <chart:data-point chart:repeated="4"/>
          </chart:series>
          <chart:series chart:style-name="ch14" chart:values-cell-range-address="local-table.$F$2:.$F$5" chart:label-cell-address="local-table.$F$1" chart:class="chart:scatter">
            <chart:regression-curve chart:style-name="ch15"/>
            <chart:data-point chart:repeated="4"/>
          </chart:series>
          <chart:series chart:style-name="ch16" chart:values-cell-range-address="local-table.$G$2:.$G$5" chart:label-cell-address="local-table.$G$1" chart:class="chart:scatter">
            <chart:regression-curve chart:style-name="ch17"/>
            <chart:data-point chart:repeated="4"/>
          </chart:series>
          <chart:series chart:style-name="ch18" chart:values-cell-range-address="local-table.$H$2:.$H$5" chart:label-cell-address="local-table.$H$1" chart:class="chart:scatter">
            <chart:regression-curve chart:style-name="ch19"/>
            <chart:data-point chart:repeated="4"/>
          </chart:series>
          <chart:series chart:style-name="ch20" chart:values-cell-range-address="local-table.$I$2:.$I$5" chart:label-cell-address="local-table.$I$1" chart:class="chart:scatter">
            <chart:regression-curve chart:style-name="ch21"/>
            <chart:data-point chart:repeated="4"/>
          </chart:series>
          <chart:series chart:style-name="ch22" chart:values-cell-range-address="local-table.$J$2:.$J$5" chart:label-cell-address="local-table.$J$1" chart:class="chart:scatter">
            <chart:regression-curve chart:style-name="ch9"/>
            <chart:data-point chart:repeated="4"/>
          </chart:series>
          <chart:series chart:style-name="ch23" chart:values-cell-range-address="local-table.$K$2:.$K$5" chart:label-cell-address="local-table.$K$1" chart:class="chart:scatter">
            <chart:regression-curve chart:style-name="ch13"/>
            <chart:data-point chart:repeated="4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INSERT</text:p>
              </table:table-cell>
              <table:table-cell office:value-type="string">
                <text:p>MOVE</text:p>
              </table:table-cell>
              <table:table-cell office:value-type="string">
                <text:p>LOAD</text:p>
              </table:table-cell>
              <table:table-cell office:value-type="string">
                <text:p>SAVE</text:p>
              </table:table-cell>
              <table:table-cell office:value-type="string">
                <text:p>DELETE</text:p>
              </table:table-cell>
              <table:table-cell office:value-type="string">
                <text:p>CLEAR</text:p>
              </table:table-cell>
              <table:table-cell office:value-type="string">
                <text:p>UNDO</text:p>
              </table:table-cell>
              <table:table-cell office:value-type="string">
                <text:p>REDO</text:p>
              </table:table-cell>
              <table:table-cell office:value-type="string">
                <text:p>LIS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0.002">
                <text:p>0.002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0.08">
                <text:p>0.08</text:p>
              </table:table-cell>
              <table:table-cell office:value-type="float" office:value="0.088">
                <text:p>0.088</text:p>
              </table:table-cell>
              <table:table-cell office:value-type="float" office:value="0.067">
                <text:p>0.067</text:p>
              </table:table-cell>
              <table:table-cell office:value-type="float" office:value="0.032">
                <text:p>0.032</text:p>
              </table:table-cell>
              <table:table-cell office:value-type="float" office:value="0.032">
                <text:p>0.032</text:p>
              </table:table-cell>
              <table:table-cell office:value-type="float" office:value="-0.014">
                <text:p>-0.014</text:p>
              </table:table-cell>
              <table:table-cell office:value-type="float" office:value="0.00599999999999999">
                <text:p>0.00599999999999999</text:p>
              </table:table-cell>
              <table:table-cell office:value-type="float" office:value="0.037">
                <text:p>0.037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0.684">
                <text:p>0.684</text:p>
              </table:table-cell>
              <table:table-cell office:value-type="float" office:value="0.486">
                <text:p>0.486</text:p>
              </table:table-cell>
              <table:table-cell office:value-type="float" office:value="0.572">
                <text:p>0.572</text:p>
              </table:table-cell>
              <table:table-cell office:value-type="float" office:value="0.302">
                <text:p>0.302</text:p>
              </table:table-cell>
              <table:table-cell office:value-type="float" office:value="0.264">
                <text:p>0.264</text:p>
              </table:table-cell>
              <table:table-cell office:value-type="float" office:value="-0.046">
                <text:p>-0.046</text:p>
              </table:table-cell>
              <table:table-cell office:value-type="float" office:value="0.0619999999999999">
                <text:p>0.0619999999999999</text:p>
              </table:table-cell>
              <table:table-cell office:value-type="float" office:value="0.095">
                <text:p>0.095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6.764">
                <text:p>6.764</text:p>
              </table:table-cell>
              <table:table-cell office:value-type="float" office:value="4.775">
                <text:p>4.775</text:p>
              </table:table-cell>
              <table:table-cell office:value-type="float" office:value="5.353">
                <text:p>5.353</text:p>
              </table:table-cell>
              <table:table-cell office:value-type="float" office:value="3.007">
                <text:p>3.007</text:p>
              </table:table-cell>
              <table:table-cell office:value-type="float" office:value="3.228">
                <text:p>3.228</text:p>
              </table:table-cell>
              <table:table-cell office:value-type="float" office:value="-0.0489999999999995">
                <text:p>-0.0489999999999995</text:p>
              </table:table-cell>
              <table:table-cell office:value-type="float" office:value="0.921">
                <text:p>0.921</text:p>
              </table:table-cell>
              <table:table-cell office:value-type="float" office:value="1.025">
                <text:p>1.025</text:p>
              </table:table-cell>
              <table:table-cell office:value-type="float" office:value="1.213">
                <text:p>1.2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4$Linux_X86_64 LibreOffice_project/410m0$Build-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